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1E00000042DD49C367CC2929F7.png" manifest:media-type="image/png"/>
  <manifest:file-entry manifest:full-path="Pictures/100000000000007900000044E2D2BF0F6F3E30EA.png" manifest:media-type="image/png"/>
  <manifest:file-entry manifest:full-path="Pictures/100000000000004B000000AB734F901EAA45336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2.03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 text:style-name="P1"><text:span text:style-name="T1">APM Example</text:span></text:p>
          </draw:text-box>
        </draw:frame>
        <draw:frame presentation:style-name="pr2" draw:text-style-name="P3" draw:layer="layout" svg:width="17.145cm" svg:height="2.03cm" svg:x="6.985cm" svg:y="3.685cm" presentation:class="subtitle" presentation:user-transformed="true">
          <draw:text-box>
            <text:p text:style-name="P2">monitoring from several locations</text:p>
          </draw:text-box>
        </draw:frame>
        <draw:frame draw:style-name="gr1" draw:text-style-name="P4" draw:layer="layout" svg:width="0.634cm" svg:height="1.396cm" svg:x="2.541cm" svg:y="4.445cm">
          <draw:image xlink:href="Pictures/100000000000001E00000042DD49C367CC2929F7.png" xlink:type="simple" xlink:show="embed" xlink:actuate="onLoad" draw:mime-type="image/png">
            <text:p/>
          </draw:image>
        </draw:frame>
        <draw:frame draw:style-name="gr1" draw:text-style-name="P4" draw:layer="layout" svg:width="2.56cm" svg:height="1.438cm" svg:x="2.54cm" svg:y="6.35cm">
          <draw:image xlink:href="Pictures/100000000000007900000044E2D2BF0F6F3E30EA.png" xlink:type="simple" xlink:show="embed" xlink:actuate="onLoad" draw:mime-type="image/png">
            <text:p/>
          </draw:image>
        </draw:frame>
        <draw:frame draw:style-name="gr1" draw:text-style-name="P4" draw:layer="layout" svg:width="0.635cm" svg:height="1.778cm" svg:x="2.54cm" svg:y="10.16cm">
          <draw:image xlink:href="Pictures/100000000000004B000000AB734F901EAA45336E.png" xlink:type="simple" xlink:show="embed" xlink:actuate="onLoad" draw:mime-type="image/png">
            <text:p/>
          </draw:image>
        </draw:frame>
        <draw:frame presentation:style-name="pr2" draw:text-style-name="P5" draw:layer="layout" svg:width="13.335cm" svg:height="2.03cm" svg:x="6.985cm" svg:y="6.35cm">
          <draw:text-box>
            <text:p text:style-name="P2">multiple device/locations</text:p>
          </draw:text-box>
        </draw:frame>
        <draw:frame presentation:style-name="pr2" draw:text-style-name="P5" draw:layer="layout" svg:width="13.335cm" svg:height="2.03cm" svg:x="6.985cm" svg:y="10.035cm">
          <draw:text-box>
            <text:p text:style-name="P2">monitoring history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9-23T00:08:14.642000000</meta:creation-date>
    <dc:date>2022-09-23T00:25:41.200000000</dc:date>
    <meta:editing-duration>PT17M27S</meta:editing-duration>
    <meta:editing-cycles>1</meta:editing-cycles>
    <meta:document-statistic meta:object-count="30"/>
    <meta:generator>LibreOffice/7.4.1.2$Windows_X86_64 LibreOffice_project/3c58a8f3a960df8bc8fd77b461821e42c061c5f0</meta:generator>
  </office:meta>
</office:document-meta>
</file>